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61cm" fo:min-width="1.23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118cm" fo:min-width="0.727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118cm" fo:min-width="0.8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861cm" fo:min-width="1.23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44cm" fo:min-width="5.4cm"/>
    </style:style>
    <style:style style:name="gr7" style:family="graphic" style:parent-style-name="standard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0.878cm" fo:min-width="1.582cm" fo:padding-top="0.178cm" fo:padding-bottom="0.178cm" fo:padding-left="0.303cm" fo:padding-right="0.303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458cm" fo:min-width="0.774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878cm" fo:min-width="1.582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458cm" fo:min-width="0.914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5cm" fo:min-width="0.697cm"/>
    </style:style>
    <style:style style:name="gr12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878cm" fo:min-width="1.691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55cm" fo:min-width="0.776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516cm" fo:min-width="0.721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566cm" fo:min-width="0.801cm"/>
    </style:style>
    <style:style style:name="gr16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878cm" fo:min-width="7.082cm"/>
    </style:style>
    <style:style style:name="gr17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878cm" fo:min-width="1.58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609cm" fo:min-width="0.87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55cm" fo:min-width="0.777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0.93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T1" style:family="text">
      <style:text-properties style:font-name="Calibri" fo:font-size="9pt" fo:language="en" fo:country="US" fo:font-weight="normal" style:font-name-asian="SimSun" style:font-size-asian="9pt" style:font-weight-asian="normal" style:font-name-complex="Calibri" style:font-size-complex="9pt" style:language-complex="ar" style:country-complex="SA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7" draw:id="id7">
          <draw:custom-shape draw:style-name="gr1" draw:text-style-name="P2" xml:id="id2" draw:id="id2" draw:layer="layout" svg:width="1.735cm" svg:height="1.111cm" svg:x="8.574cm" svg:y="1.26cm">
            <text:p text:style-name="P1"><text:span text:style-name="T1">Tan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3" xml:id="id4" draw:id="id4" draw:layer="layout" svg:width="1.735cm" svg:height="1.111cm" svg:x="10.396cm" svg:y="1.26cm">
            <text:p text:style-name="P1"><text:span text:style-name="T2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xml:id="id1" draw:id="id1" draw:layer="layout" svg:width="1.735cm" svg:height="0.52cm" svg:x="8.574cm" svg:y="2.909cm">
            <text:p text:style-name="P1"><text:span text:style-name="T3">Object 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3" draw:id="id3" draw:layer="layout" svg:width="1.735cm" svg:height="0.52cm" svg:x="10.396cm" svg:y="2.909cm">
            <text:p text:style-name="P1"><text:span text:style-name="T3">Classification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xml:id="id5" draw:id="id5" draw:layer="layout" svg:width="1.908cm" svg:height="0.52cm" svg:x="12.218cm" svg:y="2.909cm">
            <text:p text:style-name="P1"><text:span text:style-name="T3">Predefined 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6" draw:id="id6" draw:layer="layout" svg:width="1.736cm" svg:height="1.111cm" svg:x="12.304cm" svg:y="1.26cm">
            <text:p text:style-name="P1"><text:span text:style-name="T2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5" draw:layer="layout" draw:type="line" svg:x1="9.442cm" svg:y1="2.909cm" svg:x2="9.441cm" svg:y2="2.371cm" draw:start-shape="id1" draw:start-glue-point="4" draw:end-shape="id2" draw:end-glue-point="2" svg:d="M9442 2909l-1-538" svg:viewBox="0 0 2 539">
            <text:p/>
          </draw:connector>
          <draw:connector draw:style-name="gr5" draw:text-style-name="P5" draw:layer="layout" draw:type="line" svg:x1="11.264cm" svg:y1="2.909cm" svg:x2="11.263cm" svg:y2="2.371cm" draw:start-shape="id3" draw:start-glue-point="4" draw:end-shape="id4" draw:end-glue-point="2" svg:d="M11264 2909l-1-538" svg:viewBox="0 0 2 539">
            <text:p/>
          </draw:connector>
          <draw:connector draw:style-name="gr5" draw:text-style-name="P5" draw:layer="layout" draw:type="line" svg:x1="13.172cm" svg:y1="2.909cm" svg:x2="13.172cm" svg:y2="2.371cm" draw:start-shape="id5" draw:start-glue-point="4" draw:end-shape="id6" draw:end-glue-point="2" svg:d="M13172 2909v-538" svg:viewBox="0 0 1 539">
            <text:p/>
          </draw:connector>
          <draw:custom-shape draw:style-name="gr6" draw:text-style-name="P3" draw:layer="layout" svg:width="5.9cm" svg:height="2.69cm" svg:x="8.4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6" xml:id="id8" draw:id="id8" draw:layer="layout" svg:width="2.082cm" svg:height="1.128cm" svg:x="10.309cm" svg:y="4.386cm">
          <text:p text:style-name="P1"><text:span text:style-name="T4">Flow Sto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11.35cm" svg:y1="3.69cm" svg:x2="11.35cm" svg:y2="4.386cm" draw:start-shape="id7" draw:start-glue-point="2" draw:end-shape="id8" draw:end-glue-point="0" svg:d="M11350 3690v696" svg:viewBox="0 0 1 697">
          <text:p/>
        </draw:connector>
        <draw:custom-shape draw:style-name="gr8" draw:text-style-name="P6" xml:id="id9" draw:id="id9" draw:layer="layout" svg:width="1.8cm" svg:height="1cm" svg:x="13.218cm" svg:y="4.45cm">
          <text:p text:style-name="P1"><text:span text:style-name="T4">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0" draw:id="id10" draw:layer="layout" svg:width="2.082cm" svg:height="1.128cm" svg:x="15.818cm" svg:y="4.386cm">
          <text:p text:style-name="P1"><text:span text:style-name="T2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12" draw:id="id12" draw:layer="layout" svg:width="2.082cm" svg:height="1.128cm" svg:x="21.418cm" svg:y="4.386cm">
          <text:p text:style-name="P1"><text:span text:style-name="T2">Cold Wa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12.391cm" svg:y1="4.95cm" svg:x2="13.218cm" svg:y2="4.95cm" draw:start-shape="id8" draw:start-glue-point="1" draw:end-shape="id9" draw:end-glue-point="6" svg:d="M12391 4950h827" svg:viewBox="0 0 828 1">
          <text:p/>
        </draw:connector>
        <draw:connector draw:style-name="gr5" draw:text-style-name="P5" draw:layer="layout" draw:type="line" svg:x1="15.018cm" svg:y1="4.95cm" svg:x2="15.818cm" svg:y2="4.95cm" draw:start-shape="id9" draw:start-glue-point="10" draw:end-shape="id10" draw:end-glue-point="3" svg:d="M15018 4950h800" svg:viewBox="0 0 801 1">
          <text:p/>
        </draw:connector>
        <draw:connector draw:style-name="gr5" draw:text-style-name="P5" draw:layer="layout" draw:type="line" svg:x1="17.9cm" svg:y1="4.95cm" svg:x2="18.718cm" svg:y2="4.95cm" draw:start-shape="id10" draw:start-glue-point="1" draw:end-shape="id11" draw:end-glue-point="6" svg:d="M17900 4950h818" svg:viewBox="0 0 819 1">
          <text:p/>
        </draw:connector>
        <draw:connector draw:style-name="gr5" draw:text-style-name="P5" draw:layer="layout" draw:type="line" svg:x1="20.718cm" svg:y1="4.95cm" svg:x2="21.418cm" svg:y2="4.95cm" draw:start-shape="id11" draw:start-glue-point="10" draw:end-shape="id12" draw:end-glue-point="3" svg:d="M20718 4950h700" svg:viewBox="0 0 701 1">
          <text:p/>
        </draw:connector>
        <draw:custom-shape draw:style-name="gr10" draw:text-style-name="P6" xml:id="id11" draw:id="id11" draw:layer="layout" svg:width="2cm" svg:height="1cm" svg:x="18.718cm" svg:y="4.45cm">
          <text:p text:style-name="P1"><text:span text:style-name="T4">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20" draw:id="id20" draw:layer="layout" svg:width="2.393cm" svg:height="1.5cm" svg:x="4.668cm" svg:y="10.1cm">
          <text:p text:style-name="P1"><text:span text:style-name="T5">Is Overlap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6" xml:id="id19" draw:id="id19" draw:layer="layout" svg:width="2.191cm" svg:height="1.128cm" svg:x="2.855cm" svg:y="4.4cm">
          <text:p text:style-name="P1"><text:span text:style-name="T4">Flow Seg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21" draw:id="id21">
          <draw:custom-shape draw:style-name="gr1" draw:text-style-name="P2" xml:id="id14" draw:id="id14" draw:layer="layout" svg:width="1.735cm" svg:height="1.111cm" svg:x="1.174cm" svg:y="1.26cm">
            <text:p text:style-name="P1"><text:span text:style-name="T1">A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3" xml:id="id16" draw:id="id16" draw:layer="layout" svg:width="1.735cm" svg:height="1.111cm" svg:x="2.996cm" svg:y="1.26cm">
            <text:p text:style-name="P1"><text:span text:style-name="T2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xml:id="id13" draw:id="id13" draw:layer="layout" svg:width="1.735cm" svg:height="0.52cm" svg:x="1.174cm" svg:y="3.109cm">
            <text:p text:style-name="P1"><text:span text:style-name="T3">Object 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15" draw:id="id15" draw:layer="layout" svg:width="1.735cm" svg:height="0.52cm" svg:x="2.996cm" svg:y="3.109cm">
            <text:p text:style-name="P1"><text:span text:style-name="T3">Classification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xml:id="id17" draw:id="id17" draw:layer="layout" svg:width="1.908cm" svg:height="0.52cm" svg:x="4.818cm" svg:y="3.109cm">
            <text:p text:style-name="P1"><text:span text:style-name="T3">Predefined 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8" draw:id="id18" draw:layer="layout" svg:width="1.736cm" svg:height="1.111cm" svg:x="4.904cm" svg:y="1.26cm">
            <text:p text:style-name="P1"><text:span text:style-name="T2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5" draw:layer="layout" draw:type="line" svg:x1="2.042cm" svg:y1="3.109cm" svg:x2="2.041cm" svg:y2="2.371cm" draw:start-shape="id13" draw:start-glue-point="4" draw:end-shape="id14" draw:end-glue-point="2" svg:d="M2042 3109l-1-738" svg:viewBox="0 0 2 739">
            <text:p/>
          </draw:connector>
          <draw:connector draw:style-name="gr5" draw:text-style-name="P5" draw:layer="layout" draw:type="line" svg:x1="3.864cm" svg:y1="3.109cm" svg:x2="3.863cm" svg:y2="2.371cm" draw:start-shape="id15" draw:start-glue-point="4" draw:end-shape="id16" draw:end-glue-point="2" svg:d="M3864 3109l-1-738" svg:viewBox="0 0 2 739">
            <text:p/>
          </draw:connector>
          <draw:connector draw:style-name="gr5" draw:text-style-name="P5" draw:layer="layout" draw:type="line" svg:x1="5.772cm" svg:y1="3.109cm" svg:x2="5.772cm" svg:y2="2.371cm" draw:start-shape="id17" draw:start-glue-point="4" draw:end-shape="id18" draw:end-glue-point="2" svg:d="M5772 3109v-738" svg:viewBox="0 0 1 739">
            <text:p/>
          </draw:connector>
          <draw:custom-shape draw:style-name="gr6" draw:text-style-name="P3" draw:layer="layout" svg:width="5.9cm" svg:height="2.69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5" draw:layer="layout" draw:line-skew="0.047cm" svg:x1="2.855cm" svg:y1="4.964cm" svg:x2="4.668cm" svg:y2="10.85cm" draw:start-shape="id19" draw:start-glue-point="3" draw:end-shape="id20" draw:end-glue-point="5" svg:d="M2855 4964h-455v5886h2268" svg:viewBox="0 0 2269 5887">
          <text:p/>
        </draw:connector>
        <draw:connector draw:style-name="gr5" draw:text-style-name="P5" draw:layer="layout" svg:x1="3.95cm" svg:y1="3.69cm" svg:x2="3.95cm" svg:y2="4.4cm" draw:start-shape="id21" draw:start-glue-point="2" draw:end-shape="id19" draw:end-glue-point="0" svg:d="M3950 3690v710" svg:viewBox="0 0 1 711">
          <text:p/>
        </draw:connector>
        <draw:connector draw:style-name="gr5" draw:text-style-name="P5" draw:layer="layout" draw:line-skew="0.891cm" svg:x1="10.309cm" svg:y1="4.95cm" svg:x2="7.061cm" svg:y2="10.85cm" draw:start-shape="id8" draw:start-glue-point="3" draw:end-shape="id20" draw:end-glue-point="7" svg:d="M10309 4950h-759v5900h-2489" svg:viewBox="0 0 3249 5901">
          <text:p/>
        </draw:connector>
        <draw:custom-shape draw:style-name="gr13" draw:text-style-name="P2" xml:id="id22" draw:id="id22" draw:layer="layout" svg:width="2.551cm" svg:height="1.6cm" svg:x="4.589cm" svg:y="12.127cm">
          <text:p text:style-name="P1"><text:span text:style-name="T5">Is Connect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line-skew="0.047cm" svg:x1="2.855cm" svg:y1="4.964cm" svg:x2="4.589cm" svg:y2="12.927cm" draw:start-shape="id19" draw:start-glue-point="3" draw:end-shape="id22" draw:end-glue-point="5" svg:d="M2855 4964h-455v7963h2189" svg:viewBox="0 0 2190 7964">
          <text:p/>
        </draw:connector>
        <draw:custom-shape draw:style-name="gr14" draw:text-style-name="P2" xml:id="id24" draw:id="id24" draw:layer="layout" svg:width="2.441cm" svg:height="1.53cm" svg:x="4.644cm" svg:y="14.088cm">
          <text:p text:style-name="P1"><text:span text:style-name="T5">Get Lowest </text:span></text:p>
          <text:p text:style-name="P1"><text:span text:style-name="T5">Poin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11.35cm" svg:y1="5.514cm" svg:x2="12.472cm" svg:y2="7.627cm" draw:start-shape="id8" draw:start-glue-point="2" draw:end-shape="id23" draw:end-glue-point="5" svg:d="M11350 5514v2113h1122" svg:viewBox="0 0 1123 2114">
          <text:p/>
        </draw:connector>
        <draw:custom-shape draw:style-name="gr15" draw:text-style-name="P6" xml:id="id26" draw:id="id26" draw:layer="layout" svg:width="2.601cm" svg:height="1.63cm" svg:x="12.541cm" svg:y="14.038cm">
          <text:p text:style-name="P1"><text:span text:style-name="T4">Get Distanc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svg:x1="7.085cm" svg:y1="14.853cm" svg:x2="9.15cm" svg:y2="14.853cm" draw:start-shape="id24" draw:start-glue-point="7" draw:end-shape="id25" draw:end-glue-point="3" svg:d="M7085 14853h2065" svg:viewBox="0 0 2066 1">
          <text:p/>
        </draw:connector>
        <draw:custom-shape draw:style-name="gr16" draw:text-style-name="P3" xml:id="id32" draw:id="id32" draw:layer="layout" svg:width="7.582cm" svg:height="1.128cm" svg:x="16.018cm" svg:y="18.4cm">
          <text:p text:style-name="P1"><text:span text:style-name="T4">Distance &gt;= (Diameter x 2) &amp; Distance &gt;= 150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xml:id="id25" draw:id="id25" draw:layer="layout" svg:width="2.082cm" svg:height="1.128cm" svg:x="9.15cm" svg:y="14.289cm">
          <text:p text:style-name="P1"><text:span text:style-name="T4">Lowest 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11.232cm" svg:y1="14.853cm" svg:x2="12.541cm" svg:y2="14.853cm" draw:start-shape="id25" draw:start-glue-point="1" draw:end-shape="id26" draw:end-glue-point="5" svg:d="M11232 14853h1309" svg:viewBox="0 0 1310 1">
          <text:p/>
        </draw:connector>
        <draw:connector draw:style-name="gr5" draw:text-style-name="P5" draw:layer="layout" svg:x1="13.842cm" svg:y1="15.668cm" svg:x2="13.841cm" svg:y2="16.372cm" draw:start-shape="id26" draw:start-glue-point="6" draw:end-shape="id27" draw:end-glue-point="0" svg:d="M13842 15668v353h-1v351" svg:viewBox="0 0 2 705">
          <text:p/>
        </draw:connector>
        <draw:custom-shape draw:style-name="gr18" draw:text-style-name="P2" xml:id="id23" draw:id="id23" draw:layer="layout" svg:width="2.739cm" svg:height="1.717cm" svg:x="12.472cm" svg:y="6.769cm">
          <text:p text:style-name="P1"><text:span text:style-name="T5">Get Highest </text:span></text:p>
          <text:p text:style-name="P1"><text:span text:style-name="T5">Poin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3" xml:id="id28" draw:id="id28" draw:layer="layout" svg:width="2.082cm" svg:height="1.128cm" svg:x="12.8cm" svg:y="10.563cm">
          <text:p text:style-name="P1"><text:span text:style-name="T4">Highest 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13.842cm" svg:y1="8.486cm" svg:x2="13.841cm" svg:y2="10.563cm" draw:start-shape="id23" draw:start-glue-point="6" draw:end-shape="id28" draw:end-glue-point="0" svg:d="M13842 8486v1039h-1v1038" svg:viewBox="0 0 2 2078">
          <text:p/>
        </draw:connector>
        <draw:connector draw:style-name="gr5" draw:text-style-name="P5" draw:layer="layout" svg:x1="13.841cm" svg:y1="11.691cm" svg:x2="13.842cm" svg:y2="14.038cm" draw:start-shape="id28" draw:start-glue-point="2" draw:end-shape="id26" draw:end-glue-point="4" svg:d="M13841 11691v1174h1v1173" svg:viewBox="0 0 2 2348">
          <text:p/>
        </draw:connector>
        <draw:custom-shape draw:style-name="gr17" draw:text-style-name="P3" xml:id="id30" draw:id="id30" draw:layer="layout" svg:width="2.082cm" svg:height="1.128cm" svg:x="9.15cm" svg:y="18.4cm">
          <text:p text:style-name="P1"><text:span text:style-name="T4">Diam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7.141cm" svg:y1="18.964cm" svg:x2="9.15cm" svg:y2="18.964cm" draw:start-shape="id29" draw:start-glue-point="7" draw:end-shape="id30" draw:end-glue-point="3" svg:d="M7141 18964h2009" svg:viewBox="0 0 2010 1">
          <text:p/>
        </draw:connector>
        <draw:custom-shape draw:style-name="gr17" draw:text-style-name="P3" xml:id="id27" draw:id="id27" draw:layer="layout" svg:width="2.082cm" svg:height="1.128cm" svg:x="12.8cm" svg:y="16.372cm">
          <text:p text:style-name="P1"><text:span text:style-name="T4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13.841cm" svg:y1="17.5cm" svg:x2="13.842cm" svg:y2="18.199cm" draw:start-shape="id27" draw:start-glue-point="2" draw:end-shape="id31" draw:end-glue-point="4" svg:d="M13841 17500v350h1v349" svg:viewBox="0 0 2 700">
          <text:p/>
        </draw:connector>
        <draw:connector draw:style-name="gr5" draw:text-style-name="P5" draw:layer="layout" svg:x1="11.232cm" svg:y1="18.964cm" svg:x2="12.621cm" svg:y2="18.964cm" draw:start-shape="id30" draw:start-glue-point="1" draw:end-shape="id31" draw:end-glue-point="5" svg:d="M11232 18964h1389" svg:viewBox="0 0 1390 1">
          <text:p/>
        </draw:connector>
        <draw:connector draw:style-name="gr5" draw:text-style-name="P5" draw:layer="layout" svg:x1="15.062cm" svg:y1="18.964cm" svg:x2="16.018cm" svg:y2="18.964cm" draw:start-shape="id31" draw:start-glue-point="7" draw:end-shape="id32" draw:end-glue-point="3" svg:d="M15062 18964h956" svg:viewBox="0 0 957 1">
          <text:p/>
        </draw:connector>
        <draw:custom-shape draw:style-name="gr19" draw:text-style-name="P2" xml:id="id29" draw:id="id29" draw:layer="layout" svg:width="2.553cm" svg:height="1.6cm" svg:x="4.588cm" svg:y="18.164cm">
          <text:p text:style-name="P1"><text:span text:style-name="T4">Get Diamete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line-skew="0.047cm" svg:x1="2.855cm" svg:y1="4.964cm" svg:x2="4.588cm" svg:y2="18.964cm" draw:start-shape="id19" draw:start-glue-point="3" draw:end-shape="id29" draw:end-glue-point="5" svg:d="M2855 4964h-455v14000h2188" svg:viewBox="0 0 2189 14001">
          <text:p/>
        </draw:connector>
        <draw:custom-shape draw:style-name="gr14" draw:text-style-name="P2" xml:id="id31" draw:id="id31" draw:layer="layout" svg:width="2.441cm" svg:height="1.53cm" svg:x="12.621cm" svg:y="18.199cm">
          <text:p text:style-name="P1"><text:span text:style-name="T4">Check </text:span></text:p>
          <text:p text:style-name="P1"><text:span text:style-name="T4">Distanc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line-skew="0.851cm" svg:x1="10.309cm" svg:y1="4.95cm" svg:x2="7.14cm" svg:y2="12.927cm" draw:start-shape="id8" draw:start-glue-point="3" draw:end-shape="id22" draw:end-glue-point="7" svg:d="M10309 4950h-759v7977h-2410" svg:viewBox="0 0 3170 7978">
          <text:p/>
        </draw:connector>
        <draw:connector draw:style-name="gr5" draw:text-style-name="P5" draw:layer="layout" draw:line-skew="0.047cm" svg:x1="2.855cm" svg:y1="4.964cm" svg:x2="4.644cm" svg:y2="14.853cm" draw:start-shape="id19" draw:start-glue-point="3" draw:end-shape="id24" draw:end-glue-point="5" svg:d="M2855 4964h-455v9889h2244" svg:viewBox="0 0 2245 9890">
          <text:p/>
        </draw:connector>
        <draw:custom-shape draw:style-name="gr20" draw:text-style-name="P2" xml:id="id33" draw:id="id33" draw:layer="layout" svg:width="2.871cm" svg:height="1.8cm" svg:x="4.429cm" svg:y="5.7cm">
          <text:p text:style-name="P1"><text:span text:style-name="T5">Check Building</text:span></text:p>
          <text:p text:style-name="P1"><text:span text:style-name="T5">Level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2" xml:id="id34" draw:id="id34" draw:layer="layout" svg:width="2.871cm" svg:height="1.8cm" svg:x="4.429cm" svg:y="7.9cm">
          <text:p text:style-name="P1"><text:span text:style-name="T5">Check System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line-skew="0.047cm" svg:x1="2.855cm" svg:y1="4.964cm" svg:x2="4.429cm" svg:y2="6.6cm" draw:start-shape="id19" draw:start-glue-point="3" draw:end-shape="id33" draw:end-glue-point="5" svg:d="M2855 4964h-455v1636h2029" svg:viewBox="0 0 2030 1637">
          <text:p/>
        </draw:connector>
        <draw:connector draw:style-name="gr5" draw:text-style-name="P5" draw:layer="layout" draw:line-skew="0.047cm" svg:x1="2.855cm" svg:y1="4.964cm" svg:x2="4.429cm" svg:y2="8.8cm" draw:start-shape="id19" draw:start-glue-point="3" draw:end-shape="id34" draw:end-glue-point="5" svg:d="M2855 4964h-455v3836h2029" svg:viewBox="0 0 2030 3837">
          <text:p/>
        </draw:connector>
        <draw:connector draw:style-name="gr5" draw:text-style-name="P5" draw:layer="layout" draw:line-skew="0.771cm" svg:x1="10.309cm" svg:y1="4.95cm" svg:x2="7.3cm" svg:y2="6.6cm" draw:start-shape="id8" draw:start-glue-point="3" draw:end-shape="id33" draw:end-glue-point="7" svg:d="M10309 4950h-759v1650h-2250" svg:viewBox="0 0 3010 1651">
          <text:p/>
        </draw:connector>
        <draw:connector draw:style-name="gr5" draw:text-style-name="P5" draw:layer="layout" draw:line-skew="0.771cm" svg:x1="10.309cm" svg:y1="4.95cm" svg:x2="7.3cm" svg:y2="8.8cm" draw:start-shape="id8" draw:start-glue-point="3" draw:end-shape="id34" draw:end-glue-point="7" svg:d="M10309 4950h-759v3850h-2250" svg:viewBox="0 0 3010 38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6:22:36.802000000</meta:creation-date>
    <dc:date>2018-11-29T11:48:08.811000000</dc:date>
    <meta:editing-duration>PT45M22S</meta:editing-duration>
    <meta:editing-cycles>11</meta:editing-cycles>
    <meta:generator>LibreOffice/6.0.3.2$Windows_X86_64 LibreOffice_project/8f48d515416608e3a835360314dac7e47fd0b821</meta:generator>
    <meta:document-statistic meta:object-count="68"/>
  </office:meta>
</office:document-meta>
</file>